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Courier New" svg:font-family="'Courier New'" style:font-family-generic="modern"/>
    <style:font-face style:name="DejaVu Sans" svg:font-family="'DejaVu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ff0000" style:font-name="Times New Roman" fo:font-size="12pt" style:font-size-asian="12pt" style:font-name-complex="Times New Roman" style:font-size-complex="12pt"/>
    </style:style>
    <style:style style:name="P4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indent="0.5in" style:auto-text-indent="false"/>
      <style:text-properties fo:color="#0070c0"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fo:color="#ff0000" style:font-name="Times New Roman" fo:font-size="12pt" style:font-size-asian="12pt" style:font-name-complex="Times New Roman" style:font-size-complex="12pt"/>
    </style:style>
    <style:style style:name="T3" style:family="text">
      <style:text-properties fo:color="#ff0000" style:font-name="Times New Roman" fo:font-size="12pt" fo:font-style="italic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4" style:family="text">
      <style:text-properties fo:color="#ff0000" style:text-line-through-style="solid" style:text-line-through-type="single" style:font-name="Times New Roman" fo:font-size="12pt" style:font-size-asian="12pt" style:font-name-complex="Times New Roman" style:font-size-complex="12pt"/>
    </style:style>
    <style:style style:name="T5" style:family="text">
      <style:text-properties fo:color="#0070c0" style:font-name="Times New Roman" fo:font-size="12pt" style:font-size-asian="12pt" style:font-name-complex="Times New Roman" style:font-size-complex="12pt"/>
    </style:style>
    <style:style style:name="T6" style:family="text">
      <style:text-properties fo:color="#0000ff" style:font-name="Courier New" fo:font-size="10pt" fo:language="none" fo:country="none" style:font-size-asian="10pt" style:language-asian="none" style:country-asian="none" style:font-name-complex="Courier New" style:font-size-complex="10pt"/>
    </style:style>
    <style:style style:name="T7" style:family="text">
      <style:text-properties fo:color="#0000ff" style:font-name="Courier New" fo:font-size="14pt" fo:language="none" fo:country="none" style:font-size-asian="14pt" style:language-asian="none" style:country-asian="none" style:font-name-complex="Courier New" style:font-size-complex="14pt"/>
    </style:style>
    <style:style style:name="T8" style:family="text">
      <style:text-properties style:font-name="Courier New" fo:font-size="10pt" fo:language="none" fo:country="none" style:font-size-asian="10pt" style:language-asian="none" style:country-asian="none" style:font-name-complex="Courier New" style:font-size-complex="10pt"/>
    </style:style>
    <style:style style:name="T9" style:family="text">
      <style:text-properties style:text-line-through-style="solid" style:text-line-through-type="single" style:font-name="Times New Roman" fo:font-size="12pt" style:font-size-asian="12pt" style:font-name-complex="Times New 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mplate Container of Pointers to any type</text:p>
      <text:p text:style-name="P1"/>
      <text:p text:style-name="P2">This class is a template class ,which receives 2 template parameters:</text:p>
      <text:p text:style-name="P2">a) T- data type</text:p>
      <text:p text:style-name="P2">b) container&lt;T&gt; - <text:s/>STL container ( vector or list ) . You have to implement both <text:s/>of the versions:</text:p>
      <text:p text:style-name="P2"/>
      <text:p text:style-name="P1"><text:span text:style-name="T2"><text:s text:c="3"/>tContainer_t&lt;T, vector&lt;T*&gt; &gt; <text:tab/>and <text:s/><text:tab/>tContainer_t&lt;T, list&lt;T*&gt; &gt;</text:span></text:p>
      <text:p text:style-name="P1"><text:span text:style-name="T2"><text:s/><text:tab/></text:span></text:p>
      <text:p text:style-name="P3">AND<text:tab/></text:p>
      <text:p text:style-name="P1"/>
      <text:p text:style-name="P1"><text:span text:style-name="T2"><text:s/></text:span><text:span text:style-name="T4">// <text:s/>tContainer_t&lt;T, vector&gt; <text:tab/><text:tab/>and <text:s/><text:tab/>tContainer_t&lt;T, list&gt;</text:span><text:span text:style-name="T2"> <text:tab/><text:tab/></text:span></text:p>
      <text:p text:style-name="P2"/>
      <text:p text:style-name="P2">1)<text:tab/>To create class <text:s text:c="2"/>tContainer_t <text:s text:c="2"/>which contains pointers to any type of objects</text:p>
      <text:p text:style-name="P2"/>
      <text:p text:style-name="P2">2)<text:tab/>Functionality of <text:s text:c="2"/>tContainer_t :</text:p>
      <text:p text:style-name="P2"><text:tab/></text:p>
      <text:p text:style-name="P2"><text:tab/>- default CTOR</text:p>
      <text:p text:style-name="P2"><text:tab/>- DTOR</text:p>
      <text:p text:style-name="P2"><text:tab/>- not to allow copy;</text:p>
      <text:p text:style-name="P5">- return true/false according to is array empty or not</text:p>
      <text:p text:style-name="P2"><text:tab/>- return number of elements in array</text:p>
      <text:p text:style-name="P2"><text:tab/>- insert a new element in the end of array</text:p>
      <text:p text:style-name="P1"><text:span text:style-name="T1"><text:s text:c="8"/><text:tab/>- return first element in container</text:span></text:p>
      <text:p text:style-name="P1"><text:span text:style-name="T1"><text:s text:c="8"/><text:tab/>- return last <text:s/>element in container</text:span></text:p>
      <text:p text:style-name="P2"><text:tab/>- find specific element by value ( parameter is T value )<text:tab/><text:tab/><text:tab/><text:tab/>^***</text:p>
      <text:p text:style-name="P1"><text:span text:style-name="T1"><text:s text:c="10"/><text:tab/><text:tab/></text:span><text:span text:style-name="T5">Use STL algorithm “find_if” . Such algorithm uses predicate that </text:span></text:p>
      <text:p text:style-name="P7">has to be written by user</text:p>
      <text:p text:style-name="P2"><text:tab/>- remove specific element and returns pointer to it ( parameter is T value )<text:tab/><text:tab/>^***</text:p>
      <text:p text:style-name="P2"><text:tab/>- remove all elements ( without deleting them )</text:p>
      <text:p text:style-name="P2"><text:tab/>- remove and delete specific element ( parameter is T value )<text:tab/></text:p>
      <text:p text:style-name="P5">- remove and delete all elements </text:p>
      <text:p text:style-name="P5">- operator[] – pay attention, that class vector has operator[] and list not!!!</text:p>
      <text:p text:style-name="P6"><text:span text:style-name="T1"><text:tab/><text:tab/>So, use operator </text:span><text:span text:style-name="T3">typeid</text:span><text:span text:style-name="T1"> in order to implement operator[] for vector </text:span></text:p>
      <text:p text:style-name="P5"><text:tab/><text:tab/>and list in a different way</text:p>
      <text:p text:style-name="P2">Notes:</text:p>
      <text:p text:style-name="P2"/>
      <text:p text:style-name="P2">1)<text:tab/>example with "specific" element:</text:p>
      <text:p text:style-name="P2"><text:tab/></text:p>
      <text:p text:style-name="P1"><text:span text:style-name="T1"><text:tab/>tContainer_t&lt;int, vector&lt;int*&gt; &gt; <text:s/><text:tab/>iArr;1 // 1</text:span></text:p>
      <text:p text:style-name="P1"><text:span text:style-name="T1"><text:tab/></text:span><text:span text:style-name="T9">//tContainer_t&lt;int, vector&gt; <text:s/><text:tab/><text:tab/>iArr2; // 2</text:span></text:p>
      <text:p text:style-name="P2"><text:tab/>int i = 5;</text:p>
      <text:p text:style-name="P1"><text:span text:style-name="T1"><text:tab/>int* ip = iArr1.find(i);</text:span></text:p>
      <text:p text:style-name="P2"/>
      <text:p text:style-name="P2">2)<text:tab/>^***<text:tab/>- return pointer to element if succeeded and 0 otherwise</text:p>
      <text:p text:style-name="P2">3)<text:tab/>Note: instead of &lt;class&gt; you have to use &lt;typename&gt; , example ( you’ll need it )</text:p>
      <text:p text:style-name="P1"><text:span text:style-name="T1"><text:s text:c="11"/><text:tab/></text:span><text:span text:style-name="T6">typedef</text:span><text:span text:style-name="T8"> </text:span><text:span text:style-name="T7">typename</text:span><text:span text:style-name="T8"> X::iterator<text:tab/>iter_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Courier New" svg:font-family="'Courier New'" style:font-family-generic="modern"/>
    <style:font-face style:name="DejaVu Sans" svg:font-family="'DejaVu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874in" fo:margin-right="0.7874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</meta:initial-creator>
    <meta:creation-date>2009-05-07T10:29:00</meta:creation-date>
    <dc:date>2019-03-24T14:24:45.286064227</dc:date>
    <meta:editing-cycles>29</meta:editing-cycles>
    <meta:editing-duration>PT34M25S</meta:editing-duration>
    <meta:document-statistic meta:table-count="0" meta:image-count="0" meta:object-count="0" meta:page-count="1" meta:paragraph-count="39" meta:word-count="281" meta:character-count="1675" meta:non-whitespace-character-count="1328"/>
    <meta:generator>LibreOffice/6.0.7.3$Linux_X86_64 LibreOffice_project/00m0$Build-3</meta:generator>
  </office:meta>
</office:document-meta>
</file>